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F000001369A5BFB743F70F757C.png" manifest:media-type="image/png"/>
  <manifest:file-entry manifest:full-path="Pictures/1000000100000887000003CDAA5DEAEEB1AE135D.png" manifest:media-type="image/png"/>
  <manifest:file-entry manifest:full-path="Pictures/10000001000006BC0000021AE78F348C820B9A94.png" manifest:media-type="image/png"/>
  <manifest:file-entry manifest:full-path="Pictures/1000000100000B47000010E80EF99373BE0CE5F8.png" manifest:media-type="image/png"/>
  <manifest:file-entry manifest:full-path="Pictures/1000000100000E74000011AA4F2EE7E69F214DB1.png" manifest:media-type="image/png"/>
  <manifest:file-entry manifest:full-path="Pictures/1000000100000887000003CD95098D88540B02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5693in" svg:y="-0.0327in" svg:width="6.4744in" svg:height="9.7134in" draw:z-index="0"><draw:image xlink:href="Pictures/1000000100000CF000001369A5BFB743F70F757C.png" xlink:type="simple" xlink:show="embed" xlink:actuate="onLoad" draw:mime-type="image/png"/></draw:frame></text:p>
      <text:p text:style-name="P1"><draw:frame draw:style-name="fr2" draw:name="Image3" text:anchor-type="char" svg:x="0.0917in" svg:y="-0.0028in" svg:width="7.3693in" svg:height="3.2839in" draw:z-index="2"><draw:image xlink:href="Pictures/1000000100000887000003CDAA5DEAEEB1AE135D.png" xlink:type="simple" xlink:show="embed" xlink:actuate="onLoad" draw:mime-type="image/png"/></draw:frame></text:p>
      <text:p text:style-name="Standard"><draw:frame draw:style-name="fr2" draw:name="Image2" text:anchor-type="char" svg:x="0.2835in" svg:y="0.7445in" svg:width="6.9252in" svg:height="2.1602in" draw:z-index="1"><draw:image xlink:href="Pictures/10000001000006BC0000021AE78F348C820B9A94.png" xlink:type="simple" xlink:show="embed" xlink:actuate="onLoad" draw:mime-type="image/png"/></draw:frame></text:p>
      <text:p text:style-name="P1"><draw:frame draw:style-name="fr2" draw:name="Image4" text:anchor-type="char" svg:x="0.3807in" svg:y="0.0783in" svg:width="6.9252in" svg:height="8.4634in" draw:z-index="3"><draw:image xlink:href="Pictures/1000000100000E74000011AA4F2EE7E69F214DB1.png" xlink:type="simple" xlink:show="embed" xlink:actuate="onLoad" draw:mime-type="image/png"/></draw:frame></text:p>
      <text:p text:style-name="P1"><draw:frame draw:style-name="fr2" draw:name="Image5" text:anchor-type="char" svg:x="0.0543in" svg:y="-0.0583in" svg:width="6.9252in" svg:height="10.3811in" draw:z-index="4"><draw:image xlink:href="Pictures/1000000100000B47000010E80EF99373BE0CE5F8.png" xlink:type="simple" xlink:show="embed" xlink:actuate="onLoad" draw:mime-type="image/png"/></draw:frame></text:p>
      <text:p text:style-name="P1"><draw:frame draw:style-name="fr1" draw:name="Image6" text:anchor-type="char" svg:width="7.5in" svg:height="3.3425in" draw:z-index="5"><draw:image xlink:href="Pictures/1000000100000887000003CD95098D88540B02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3:02:51.858000000</meta:creation-date>
    <dc:date>2023-11-12T13:15:23.527000000</dc:date>
    <meta:editing-duration>PT12M32S</meta:editing-duration>
    <meta:editing-cycles>1</meta:editing-cycles>
    <meta:document-statistic meta:table-count="0" meta:image-count="6" meta:object-count="0" meta:page-count="5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